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62250" officeooo:paragraph-rsid="00062250"/>
    </style:style>
    <style:style style:name="P2" style:family="paragraph" style:parent-style-name="Standard">
      <style:text-properties officeooo:rsid="000770d8" officeooo:paragraph-rsid="000770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ngitudes de onda y resolución para saber que estoy mirando :D</text:p>
      <text:p text:style-name="P1"/>
      <text:p text:style-name="P2">El plan es para todo el tiempo que se necesite :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09:55:47.147032958</meta:creation-date>
    <dc:date>2018-06-12T10:41:58.665879032</dc:date>
    <meta:editing-duration>PT46M14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2" meta:word-count="22" meta:character-count="112" meta:non-whitespace-character-count="92"/>
  </office:meta>
</office:document-meta>
</file>